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Text_20_body">
      <style:text-properties style:font-name="Calibri2" fo:language="pl" fo:country="PL"/>
    </style:style>
    <style:style style:name="P10" style:family="paragraph" style:parent-style-name="Text_20_body">
      <style:text-properties fo:background-color="#ffff00"/>
    </style:style>
    <style:style style:name="P11" style:family="paragraph" style:parent-style-name="Heading" style:master-page-name="MP0">
      <style:paragraph-properties style:page-number="auto" fo:break-before="page"/>
      <style:text-properties fo:language="pl" fo:country="PL"/>
    </style:style>
    <style:style style:name="P12" style:family="paragraph" style:parent-style-name="Heading_20_2">
      <style:text-properties fo:language="pl" fo:country="PL"/>
    </style:style>
    <style:style style:name="P13" style:family="paragraph" style:parent-style-name="Heading_20_2">
      <style:text-properties style:font-name="Calibri2" fo:language="pl" fo:country="PL"/>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2"/>
    </style:style>
    <style:style style:name="T7" style:family="text">
      <style:text-properties style:font-name="Calibri2" fo:language="pl" fo:country="PL"/>
    </style:style>
    <style:style style:name="T8" style:family="text">
      <style:text-properties style:font-name="Calibri2" fo:language="pl" fo:country="PL" fo:font-weight="normal" style:font-weight-asian="normal" style:font-weight-complex="normal"/>
    </style:style>
    <style:style style:name="T9" style:family="text">
      <style:text-properties style:font-name="Calibri2" fo:background-color="#ffff00"/>
    </style:style>
    <style:style style:name="T10" style:family="text">
      <style:text-properties style:font-name="Calibri2"/>
    </style:style>
    <style:style style:name="T11" style:family="text">
      <style:text-properties style:font-name="Calibri2"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ynastia Sobieskich – tom II, „Pola Chwały”</text:p>
      <text:h text:style-name="P12"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ó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 Dalej inne, nowo sformowane regimenty z całej wiernej królowi Rzeczypospolitej.</text:p>
      <text:p text:style-name="P6">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text:soft-page-break/>-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2"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text:soft-page-break/>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text:soft-page-break/>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text:soft-page-break/>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oft-page-break/><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Dialog"><text:span text:style-name="T6">„Pisze mi pan Sieniawski, </text:span><text:span text:style-name="T6">ż</text:span><text:span text:style-name="T6">e wzi</text:span><text:span text:style-name="T6">ął</text:span><text:span text:style-name="T6"> Husiaty</text:span><text:span text:style-name="T6">ń</text:span><text:span text:style-name="T6">, coto</text:span><text:span text:style-name="T6">ś</text:span><text:span text:style-name="T6">my kilka dni temu ostawili z ty</text:span><text:span text:style-name="T6">ł</text:span><text:span text:style-name="T6">u z bisurma</text:span><text:span text:style-name="T6">ń</text:span><text:span text:style-name="T6">sk</text:span><text:span text:style-name="T6">ą</text:span><text:span text:style-name="T6"> za</text:span><text:span text:style-name="T6">ł</text:span><text:span text:style-name="T6">og</text:span><text:span text:style-name="T6">ą</text:span><text:span text:style-name="T6"> w spokoju dla obronno</text:span><text:span text:style-name="T6">ś</text:span><text:span text:style-name="T6">ci miejsca swego. Oto pan Sieniawski Husiatynia nie dobywa</text:span><text:span text:style-name="T6">ł</text:span><text:span text:style-name="T6">, jeno Turcy sami mu si</text:span><text:span text:style-name="T6">ę</text:span><text:span text:style-name="T6"> poddali. Widzicie waszmo</text:span><text:span text:style-name="T6">ś</text:span><text:span text:style-name="T6">ciowie, duch w armii wrogiej po zesz</text:span><text:span text:style-name="T6">ł</text:span><text:span text:style-name="T6">orocznych wiktorjach naszych upad</text:span><text:span text:style-name="T6">ł</text:span><text:span text:style-name="T6">. <text:s/>Zatem id</text:span><text:span text:style-name="T6">ź</text:span><text:span text:style-name="T6">my teraz prosto na Kamieniec, nie ogl</text:span><text:span text:style-name="T6">ą</text:span><text:span text:style-name="T6">daj</text:span><text:span text:style-name="T6">ą</text:span><text:span text:style-name="T6">c si</text:span><text:span text:style-name="T6">ę</text:span><text:span text:style-name="T6"> i nie zatrzymuj</text:span><text:span text:style-name="T6">ą</text:span><text:span text:style-name="T6">c wi</text:span><text:span text:style-name="T6">ę</text:span><text:span text:style-name="T6">cej, ni</text:span><text:span text:style-name="T6">ź</text:span><text:span text:style-name="T6">li to dla koni a ludzi um</text:span><text:span text:style-name="T6">ę</text:span><text:span text:style-name="T6">czenia potrzebne. Kamieniec w r</text:span><text:span text:style-name="T6">ę</text:span><text:span text:style-name="T6">ce nasze dla impetu naszego niech wpadnie!”</text:span></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Dialog"><text:span text:style-name="T6">„Ej, żebyśmy to choć jedną rotę dragonii mieli, choć malutką, to już byśmy Kamieniec zdobyli” - pieklił się pu</text:span><text:span text:style-name="T6">ł</text:span><text:span text:style-name="T6">kownik Silnicki, czapkę swą na ziem rzuciwszy i pięści do skroni nagiej przykładając.</text:span></text:p>
      <text:p text:style-name="Dialog"><text:span text:style-name="T6">„I co by ta jedna mała rota uczyniła?” - pytał pan Ostrowski, ockn</text:span><text:span text:style-name="T6">ą</text:span><text:span text:style-name="T6">wszy si</text:span><text:span text:style-name="T6">ę</text:span><text:span text:style-name="T6"> w zaje</text:span><text:span text:style-name="T6">ź</text:span><text:span text:style-name="T6">dzie w Oryninie, gdzie rannych z bitwy <text:s/>kamienieckiej z</text:span><text:span text:style-name="T6">ł</text:span><text:span text:style-name="T6">o</text:span><text:span text:style-name="T6">ż</text:span><text:span text:style-name="T6">ono.</text:span></text:p>
      <text:p text:style-name="Dialog"><text:soft-page-break/><text:span text:style-name="T6">„Jedna nawet rota dragonii, obóz tatarski obsadziwszy, imże nie pozwoliłaby się zebrać i nas w bok zażyć. Tatarzy przecie na ogień broni palnej całkiem nieodporni, i tego ognia nam </text:span><text:span text:style-name="T6">zabrakło. <text:s/>Baśmy zaś ataku nie przerywali, tedy janczarzy też by się nie opatrzyli przy bramie jeno do zamku by zmykali. Bramę zdobywszy, łacno byśmy ich do zamku ścigając przetrzebili, więc i załoga zamku nie byłaby wzmocnioną, jeno raczej tłumem przerażonym i g</text:span><text:span text:style-name="T6">ę</text:span><text:span text:style-name="T6">bami do wy</text:span><text:span text:style-name="T6">ż</text:span><text:span text:style-name="T6">ywienia osłabioną” - rzek</text:span><text:span text:style-name="T6">ł</text:span><text:span text:style-name="T6"> pan Starczy</text:span><text:span text:style-name="T6">ń</text:span><text:span text:style-name="T6">ski, kt</text:span><text:span text:style-name="T6">ó</text:span><text:span text:style-name="T6">ry nad zdrowiem Ostrowskiego czuwa</text:span><text:span text:style-name="T6">ł</text:span><text:span text:style-name="T6">.</text:span></text:p>
      <text:p text:style-name="P3">„Jakże to, jazdą po mieście na piechotę nacierać?”</text:p>
      <text:p text:style-name="P3">„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Fortecę dobywać kawalerią?”</text:p>
      <text:p text:style-name="Dialog"><text:span text:style-name="T6">„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text:span><text:span text:style-name="T6">panowania swego ufać nie kazał. Jednak przydał się tutaj pan Wiszinoiu i jego ziomkowie, gdy się u </text:span><text:soft-page-break/><text:span text:style-name="T6">chłopów mołdawskich o transportach do Kamieńca wywiadywał.</text:span><text:span text:style-name="T9"> Jakie</text:span><text:span text:style-name="T9">ś</text:span><text:span text:style-name="T9"> przej</text:span><text:span text:style-name="T9">ś</text:span><text:span text:style-name="T9">cie.</text:span><text:span text:style-name="T6"> Ostrowski </text:span><text:span text:style-name="T6">ś</text:span><text:span text:style-name="T6">cisn</text:span><text:span text:style-name="T6">ął</text:span><text:span text:style-name="T6"> kolanami konia i skr</text:span><text:span text:style-name="T6">ę</text:span><text:span text:style-name="T6">ci</text:span><text:span text:style-name="T6">ł</text:span><text:span text:style-name="T6"> pomi</text:span><text:span text:style-name="T6">ę</text:span><text:span text:style-name="T6">dzy drzewami w kierunku traktu. Wiedzia</text:span><text:span text:style-name="T6">ł</text:span><text:span text:style-name="T6"> </text:span><text:span text:style-name="T6">ż</text:span><text:span text:style-name="T6">e stajanie za nimi to samo robi</text:span><text:span text:style-name="T6">ł</text:span><text:span text:style-name="T6">a chor</text:span><text:span text:style-name="T6">ą</text:span><text:span text:style-name="T6">giwe pancerna pod panem Starczy</text:span><text:span text:style-name="T6">ń</text:span><text:span text:style-name="T6">skim, bior</text:span><text:span text:style-name="T6">ą</text:span><text:span text:style-name="T6">c transport i jego eskort</text:span><text:span text:style-name="T6">ę</text:span><text:span text:style-name="T6"> w kleszcze. Gdy ju</text:span><text:span text:style-name="T6">ż</text:span><text:span text:style-name="T6"> przez rzedniej</text:span><text:span text:style-name="T6">ą</text:span><text:span text:style-name="T6">ce drzewa widzia</text:span><text:span text:style-name="T6">ł</text:span><text:span text:style-name="T6"> drog</text:span><text:span text:style-name="T6">ę</text:span><text:span text:style-name="T6"> a za ni</text:span><text:span text:style-name="T6">ą</text:span><text:span text:style-name="T6"> przeciwleg</text:span><text:span text:style-name="T6">ł</text:span><text:span text:style-name="T6">e zbocze, wyci</text:span><text:span text:style-name="T6">ą</text:span><text:span text:style-name="T6">gn</text:span><text:span text:style-name="T6">ął</text:span><text:span text:style-name="T6"> nabity pistolet i strzeli</text:span><text:span text:style-name="T6">ł</text:span><text:span text:style-name="T6"> w kierunku janczar</text:span><text:span text:style-name="T6">ó</text:span><text:span text:style-name="T6">w, bod</text:span><text:span text:style-name="T6">ą</text:span><text:span text:style-name="T6">c konia jednocze</text:span><text:span text:style-name="T6">ś</text:span><text:span text:style-name="T6">nie pi</text:span><text:span text:style-name="T6">ę</text:span><text:span text:style-name="T6">tami. Ca</text:span><text:span text:style-name="T6">ł</text:span><text:span text:style-name="T6">a chor</text:span><text:span text:style-name="T6">ą</text:span><text:span text:style-name="T6">giew lekka podskoczy</text:span><text:span text:style-name="T6">ł</text:span><text:span text:style-name="T6">a jednocze</text:span><text:span text:style-name="T6">ś</text:span><text:span text:style-name="T6">nie galopem i wy</text:span><text:span text:style-name="T6">ł</text:span><text:span text:style-name="T6">oni</text:span><text:span text:style-name="T6">ł</text:span><text:span text:style-name="T6">a si</text:span><text:span text:style-name="T6">ę</text:span><text:span text:style-name="T6"> tu</text:span><text:span text:style-name="T6">ż</text:span><text:span text:style-name="T6"> przed zaskoczon</text:span><text:span text:style-name="T6">ą</text:span><text:span text:style-name="T6"> eskort</text:span><text:span text:style-name="T6">ą</text:span><text:span text:style-name="T6">. Janczarscy muszkieterowie zatkn</text:span><text:span text:style-name="T6">ę</text:span><text:span text:style-name="T6">li <text:s/>wide</text:span><text:span text:style-name="T6">ł</text:span><text:span text:style-name="T6">ki i opar</text:span><text:span text:style-name="T6">ł</text:span><text:span text:style-name="T6">szy o nie muszkiety, oddali chaotyczn</text:span><text:span text:style-name="T6">ą</text:span><text:span text:style-name="T6"> salw</text:span><text:span text:style-name="T6">ę</text:span><text:span text:style-name="T6"> w kierunku przelatuj</text:span><text:span text:style-name="T6">ą</text:span><text:span text:style-name="T6">cej przed nimi konnicy, lecz ta b</text:span><text:span text:style-name="T6">ę</text:span><text:span text:style-name="T6">d</text:span><text:span text:style-name="T6">ą</text:span><text:span text:style-name="T6">c w pe</text:span><text:span text:style-name="T6">ł</text:span><text:span text:style-name="T6">nym p</text:span><text:span text:style-name="T6">ę</text:span><text:span text:style-name="T6">dzie min</text:span><text:span text:style-name="T6">ęł</text:span><text:span text:style-name="T6">a ich ju</text:span><text:span text:style-name="T6">ż</text:span><text:span text:style-name="T6"> i na </text:span><text:span text:style-name="T6">ś</text:span><text:span text:style-name="T6">cian</text:span><text:span text:style-name="T6">ę</text:span><text:span text:style-name="T6"> w</text:span><text:span text:style-name="T6">ą</text:span><text:span text:style-name="T6">wozu si</text:span><text:span text:style-name="T6">ę</text:span><text:span text:style-name="T6"> wspina</text:span><text:span text:style-name="T6">ł</text:span><text:span text:style-name="T6">a, w tym miejscu </text:span><text:span text:style-name="T6">ł</text:span><text:span text:style-name="T6">agodniejsz</text:span><text:span text:style-name="T6">ą</text:span><text:span text:style-name="T6">. Ledwo przebrzmia</text:span><text:span text:style-name="T6">ł huk tureckiej salwy, zabrzmiały pistolety drugiej chorągwi lekkiej, dotąd w chaszczach czekającej. Teraz muszkieterowie na tył konwoju pobiegli, aby w spokoju nabijać, zaś sprzodu pikinierzy janczarscy zastawiać się poczeli, obu stron wąwozu pilnując. Jednak z gąszczy za <text:s/>konwojem obie pancerne chorągwie w pędzie pełnym wypadły, w wąski a długi szyk ustawione, i siekły bezlitośnie muszkieterów. Ci nie mając się czym bronić, muszkiety rzucali i w panice przed siebie uciekali, a to między wozy, a to na czoło konwoju, tam zaś szyk pikinierów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text:span><text:span text:style-name="T6">ą</text:span> <text:span text:style-name="T6">wstrzymano, teraz właśnie, gdy i na Podolu walczył, i w Wielkopolsce tumulty szlacheckie gromić musiał, i na Litwie z buntem otwartym Paca radzić sobie musiał. </text:span></text:p>
      <text:p text:style-name="P8"><text:s/></text:p>
      <text:h text:style-name="P13" text:outline-level="2">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oft-page-break/><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Dialog"><text:span text:style-name="T3">- c</text:span><text:span text:style-name="T6">óż</text:span><text:span text:style-name="T3"> wybra</text:span><text:span text:style-name="T6">ć</text:span><text:span text:style-name="T3">? - ozwa</text:span><text:span text:style-name="T6">ł</text:span><text:span text:style-name="T3">y si</text:span><text:span text:style-name="T6">ę</text:span><text:span text:style-name="T3"> g</text:span><text:span text:style-name="T6">ł</text:span><text:span text:style-name="T3">osy - wschodni</text:span><text:span text:style-name="T6">ą</text:span><text:span text:style-name="T3"> czy zachodni</text:span><text:span text:style-name="T6">ą</text:span><text:span text:style-name="T3"> protekcj</text:span><text:span text:style-name="T6">ę</text:span><text:span text:style-name="T3"> nad ojczyzn</text:span><text:span text:style-name="T6">ą</text:span><text:span text:style-name="T3"> nasz</text:span><text:span text:style-name="T6">ą</text:span><text:span text:style-name="T3">? Cesarz </text:span><text:span text:style-name="T6">ł</text:span><text:span text:style-name="T3">askaw, i car </text:span><text:span text:style-name="T6">ł</text:span><text:span text:style-name="T3">askaw...</text:span></text:p>
      <text:p text:style-name="Text_20_body"><text:span text:style-name="T3">Przem</text:span><text:span text:style-name="T6">ó</text:span><text:span text:style-name="T3">wi</text:span><text:span text:style-name="T6">ł</text:span><text:span text:style-name="T3"> zatem ponownie hetman wielki litewski:</text:span></text:p>
      <text:p text:style-name="Dialog"><text:span text:style-name="T3">- oto cesarz swi</text:span><text:span text:style-name="T6">ę</text:span><text:span text:style-name="T3">tego cesarstwa rzymskiego Europ</text:span><text:span text:style-name="T6">ę</text:span><text:span text:style-name="T3"> wok</text:span><text:span text:style-name="T6">ół</text:span><text:span text:style-name="T3"> siebie jednoczy. Hiszpania, Niderlandy, Brandenburgia po jego s</text:span><text:span text:style-name="T6">ą</text:span><text:span text:style-name="T3"> stronie. </text:span></text:p>
      <text:p text:style-name="Dialog"><text:span text:style-name="T3">- z Elektorem Bandenburskim, ze zdradzieckim lennikiem naszym brata</text:span><text:span text:style-name="T6">ć</text:span><text:span text:style-name="T3"> si</text:span><text:span text:style-name="T6">ę</text:span><text:span text:style-name="T3"> nam, mo</text:span><text:span text:style-name="T6">ś</text:span><text:span text:style-name="T3">ci hetmanie, ka</text:span><text:span text:style-name="T6">ż</text:span><text:span text:style-name="T3">esz? - wtr</text:span><text:span text:style-name="T6">ą</text:span><text:span text:style-name="T3">ci</text:span><text:span text:style-name="T6">ł</text:span><text:span text:style-name="T3"> Bendetykt Sapieha - du</text:span><text:span text:style-name="T6">ż</text:span><text:span text:style-name="T3">o od nas wymagasz.</text:span></text:p>
      <text:p text:style-name="Dialog"><text:soft-page-break/><text:span text:style-name="T3">- Narodowe interesa, partykularne, polskie, od</text:span><text:span text:style-name="T6">ł</text:span><text:span text:style-name="T3">o</text:span><text:span text:style-name="T6">ż</text:span><text:span text:style-name="T3">y</text:span><text:span text:style-name="T6">ć</text:span><text:span text:style-name="T3"> nam trzeba. Nikt nas nie pyta</text:span><text:span text:style-name="T6">ł</text:span><text:span text:style-name="T3">, czy chcieli</text:span><text:span text:style-name="T6">ś</text:span><text:span text:style-name="T3">my ba</text:span><text:span text:style-name="T6">ć</text:span><text:span text:style-name="T3"> Polakami. Jak waszmo</text:span><text:span text:style-name="T6">ś</text:span><text:span text:style-name="T3">ciowie widzicie, cesarz od</text:span><text:span text:style-name="T6">ł</text:span><text:span text:style-name="T3">o</text:span><text:span text:style-name="T6">ż</text:span><text:span text:style-name="T3">y</text:span><text:span text:style-name="T6">ł</text:span><text:span text:style-name="T3"> uprzedzenia religijne na bok i w walce przeciw tyranii francuskiej zajedno katolik</text:span><text:span text:style-name="T6">ó</text:span><text:span text:style-name="T3">w jak i ewangelik</text:span><text:span text:style-name="T6">ó</text:span><text:span text:style-name="T3">w jednoczy. Prawdziwie uniwersalny to cesarz. Maj</text:span><text:span text:style-name="T6">ą</text:span><text:span text:style-name="T3">c wz</text:span><text:span text:style-name="T6">ó</text:span><text:span text:style-name="T3">r cn</text:span><text:span text:style-name="T6">ó</text:span><text:span text:style-name="T3">t takich, my domniemanych przewin s</text:span><text:span text:style-name="T6">ą</text:span><text:span text:style-name="T3">siad</text:span><text:span text:style-name="T6">ó</text:span><text:span text:style-name="T3">w naszych wci</text:span><text:span text:style-name="T6">ąż</text:span><text:span text:style-name="T3"> wypomina</text:span><text:span text:style-name="T6">ć</text:span><text:span text:style-name="T3"> nie mo</text:span><text:span text:style-name="T6">ż</text:span><text:span text:style-name="T3">em. To kultywowanie nikomu niepotrzebnych resentyment</text:span><text:span text:style-name="T6">ó</text:span><text:span text:style-name="T3">w. Zjednoczmy si</text:span><text:span text:style-name="T6">ę</text:span><text:span text:style-name="T3"> z cesarzem w walce z tyrani</text:span><text:span text:style-name="T6">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z cesarstwa, którym tak bardzo zagraża absolutyzm Francuzów czy Sobieskich.</text:span></text:p>
      <text:p text:style-name="P8">Tu przerwał i spojrzał w twarze zgromadzonego narodu szlacheckiego. Wąsate oblicza Sarmatów z pewnym niezrozumieniem wpatrywały się w perorującego hetmana.</text:p>
      <text:p text:style-name="P8">Benedykt Sapieha rzek<text:span text:style-name="T6">ł</text:span> cicho do koniuszego litewskiego Franciszka Sapiehy, brata swego m<text:span text:style-name="T6">ł</text:span>odszego, stoj<text:span text:style-name="T6">ą</text:span>cego z nim razem: </text:p>
      <text:p text:style-name="Dialog">- Dziwna jest ta mowa i nic dobrego Litwie, ani nam, nie przyniesie. Przed carem Moskwy korzy<text:span text:style-name="T6">ć</text:span><text:span text:style-name="T3"> si</text:span><text:span text:style-name="T6">ę</text:span><text:span text:style-name="T3">, co to za pomys</text:span><text:span text:style-name="T6">ł</text:span><text:span text:style-name="T3">. </text:span>Trzymaj<text:span text:style-name="T6">ą</text:span><text:span text:style-name="T3">c si</text:span><text:span text:style-name="T6">ę</text:span><text:span text:style-name="T3"> z Sobieskim, wreszcie straty z Moskw</text:span><text:span text:style-name="T6">ą</text:span><text:span text:style-name="T3"> poniesione powetowa</text:span><text:span text:style-name="T6">ć</text:span><text:span text:style-name="T3"> mo</text:span><text:span text:style-name="T6">ż</text:span><text:span text:style-name="T3">emy, a i od Elektora co nieco skubn</text:span><text:span text:style-name="T6">ąć</text:span><text:span text:style-name="T3"> si</text:span><text:span text:style-name="T6">ę</text:span><text:span text:style-name="T3"> uda. Lepiej wi</text:span><text:span text:style-name="T6">ę</text:span><text:span text:style-name="T3">c trzymajmy z nim, gdy pychy Pacowskiej b</text:span><text:span text:style-name="T6">ę</text:span><text:span text:style-name="T3">dzie uciera</text:span><text:span text:style-name="T6">ł</text:span><text:span text:style-name="T3"> - nie stracimy na tym.</text:span></text:p>
      <text:p text:style-name="Text_20_body"><text:span text:style-name="T3">I tak Sapiehowie opu</text:span><text:span text:style-name="T6">ś</text:span><text:span text:style-name="T3">cili obrady konfederacji litewskiej w Widzach. Genera</text:span><text:span text:style-name="T6">ł</text:span><text:span text:style-name="T3"> Gosiewki, widz</text:span><text:span text:style-name="T6">ą</text:span><text:span text:style-name="T3">c to, spyta</text:span><text:span text:style-name="T6">ł</text:span><text:span text:style-name="T3"> hetmana Paca g</text:span><text:span text:style-name="T6">ł</text:span><text:span text:style-name="T3">osem przyciszonym:</text:span></text:p>
      <text:p text:style-name="Dialog"><text:span text:style-name="T3">- Przejd</text:span><text:span text:style-name="T6">ą</text:span><text:span text:style-name="T3"> do Sobieskiego. Nie powstrzymamy ich?</text:span></text:p>
      <text:p text:style-name="Text_20_body"><text:span text:style-name="T3">Hetman potoczy</text:span><text:span text:style-name="T6">ł</text:span><text:span text:style-name="T3"> wzrokiem po t</text:span><text:span text:style-name="T6">ł</text:span><text:span text:style-name="T3">umie szlachty, ciekawie wygl</text:span><text:span text:style-name="T6">ą</text:span><text:span text:style-name="T3">daj</text:span><text:span text:style-name="T6">ą</text:span><text:span text:style-name="T3">cej, czy zacni karmazynowie za </text:span><text:span text:style-name="T6">ł</text:span><text:span text:style-name="T3">by si</text:span><text:span text:style-name="T6">ę</text:span><text:span text:style-name="T3"> b</text:span><text:span text:style-name="T6">ę</text:span><text:span text:style-name="T3">d</text:span><text:span text:style-name="T6">ą</text:span><text:span text:style-name="T3"> brali jak szaraczkowie w karczmie na za</text:span><text:span text:style-name="T6">ś</text:span><text:span text:style-name="T3">cianku. Rzek</text:span><text:span text:style-name="T6">ł</text:span><text:span text:style-name="T3"> zatem:</text:span></text:p>
      <text:p text:style-name="Dialog"><text:span text:style-name="T3">- Mo</text:span><text:span text:style-name="T6">ż</text:span><text:span text:style-name="T3">ni panowie pych</text:span><text:span text:style-name="T6">ę swą nad pomyślność stanu naszego szlacheckiego, nad dobro ojczyzny Litwy naszej wynoszą. My zaś przeciw tyranowi kupmy się, konfederację tu zawiążmy. Mości panowie, kupą tu, pokażmy komu Litwa, komu wolność droga...</text:span></text:p>
      <text:p text:style-name="Text_20_body"><text:span text:style-name="T6">Dumny hetman, wojskowy wódz nienajgorszy, lecz dyplomata kiepski, nie zna</text:span><text:span text:style-name="T6">ł</text:span><text:span text:style-name="T6">, nie chcia</text:span><text:span text:style-name="T6">ł</text:span><text:span text:style-name="T6"> s</text:span><text:span text:style-name="T6">ł</text:span><text:span text:style-name="T6">ysze</text:span><text:span text:style-name="T6">ć</text:span><text:span text:style-name="T6"> opinii o sobie samym jako o najbardziej pysznym z magnat</text:span><text:span text:style-name="T6">ó</text:span><text:span text:style-name="T6">w litewskich. Ba, w ca</text:span><text:span text:style-name="T6">ł</text:span><text:span text:style-name="T6">ej Rzeczypospolitej bra</text:span><text:span text:style-name="T6">ć</text:span><text:span text:style-name="T6"> szlachecka pana hetmana wielkiego litewskiego i innych Pac</text:span><text:span text:style-name="T6">ó</text:span><text:span text:style-name="T6">w za obraz wynos</text:span><text:span text:style-name="T6">ł</text:span><text:span text:style-name="T6">o</text:span><text:span text:style-name="T6">ś</text:span><text:span text:style-name="T6">ci karmazyn</text:span><text:span text:style-name="T6">ó</text:span><text:span text:style-name="T6">w, za przyk</text:span><text:span text:style-name="T6">ł</text:span><text:span text:style-name="T6">ad oderwania si</text:span><text:span text:style-name="T6">ę</text:span><text:span text:style-name="T6"> klasy senatorskiej od zwyk</text:span><text:span text:style-name="T6">ł</text:span><text:span text:style-name="T6">ej rzeczywisto</text:span><text:span text:style-name="T6">ś</text:span><text:span text:style-name="T6">ci. Ju</text:span><text:span text:style-name="T6">ż</text:span><text:span text:style-name="T6"> wi</text:span><text:span text:style-name="T6">ę</text:span><text:span text:style-name="T6">kszym mirem u szlachty litewskiej cieszy</text:span><text:span text:style-name="T6">ł</text:span><text:span text:style-name="T6"> si</text:span><text:span text:style-name="T6">ę</text:span><text:span text:style-name="T6"> Benedykt Sapieha, a to z racji zas</text:span><text:span text:style-name="T6">ł</text:span><text:span text:style-name="T6">ug ojca</text:span><text:span text:style-name="T6"><text:note text:id="ftn0" text:note-class="endnote"><text:note-citation>6</text:note-citation><text:note-body><text:p text:style-name="Endnote">Pawe<text:span text:style-name="T6">ł</text:span><text:span text:style-name="T3"> Jan Sapieha, zm. 1665, hetman wielki litewski, opisany w "Potopie" Sienkiewicza.</text:span></text:p></text:note-body></text:note></text:span><text:span text:style-name="T6"> z czas</text:span><text:span text:style-name="T6">ó</text:span><text:span text:style-name="T6">w wojen ze Szwecj</text:span><text:span text:style-name="T6">ą</text:span><text:span text:style-name="T6"> oraz Moskw</text:span><text:span text:style-name="T6">ą</text:span><text:span text:style-name="T6">. Gdy wi</text:span><text:span text:style-name="T6">ę</text:span><text:span text:style-name="T6">c Micha</text:span><text:span text:style-name="T6">ł</text:span><text:span text:style-name="T6"> Kazimierz Pac do zawi</text:span><text:span text:style-name="T6">ą</text:span><text:span text:style-name="T6">zania konfederacji przeciw Sobieskiemu wezwa</text:span><text:span text:style-name="T6">ł</text:span><text:span text:style-name="T6">, pod aktem konfederacji, napisanym przez jego przyjaciela, kasztelana wile</text:span><text:span text:style-name="T6">ń</text:span><text:span text:style-name="T6">skiego Andrzeja Franciszka Kotowicza podpisa</text:span><text:span text:style-name="T6">ł</text:span><text:span text:style-name="T6">o si</text:span><text:span text:style-name="T6">ę</text:span><text:span text:style-name="T6"> jedynie 262 obywateli.</text:span></text:p>
      <text:p text:style-name="Text_20_body"><text:span text:style-name="T3">Przebywaj</text:span><text:span text:style-name="T6">ą</text:span><text:span text:style-name="T3">cy jeszcze w Wilnie ksi</text:span><text:span text:style-name="T6">ążę</text:span><text:span text:style-name="T3"> Micha</text:span><text:span text:style-name="T6">ł</text:span><text:span text:style-name="T3"> Radziwi</text:span><text:span text:style-name="T6">łł</text:span><text:span text:style-name="T3"> u</text:span><text:span text:style-name="T6">ś</text:span><text:span text:style-name="T3">miechn</text:span><text:span text:style-name="T6">ął</text:span><text:span text:style-name="T3"> si</text:span><text:span text:style-name="T6">ę</text:span><text:span text:style-name="T3"> pod swym rzadkim w</text:span><text:span text:style-name="T6">ą</text:span><text:span text:style-name="T3">sem na wie</text:span><text:span text:style-name="T6">ść</text:span><text:span text:style-name="T3"> o takim przebiegu konfederacji. Popiera</text:span><text:span text:style-name="T6">ł</text:span><text:span text:style-name="T3"> Sobieskiego jako patriota i jako powinowaty, za</text:span><text:span text:style-name="T6">ś</text:span><text:span text:style-name="T3"> jako Radziwi</text:span><text:span text:style-name="T6">łł</text:span><text:span text:style-name="T3"> nienawidzi</text:span><text:span text:style-name="T6">ł</text:span><text:span text:style-name="T3"> Pac</text:span><text:span text:style-name="T6">ó</text:span><text:span text:style-name="T3">w szarog</text:span><text:span text:style-name="T6">ę</text:span><text:span text:style-name="T3">sz</text:span><text:span text:style-name="T6">ą</text:span><text:span text:style-name="T3">cych si</text:span><text:span text:style-name="T6">ę</text:span><text:span text:style-name="T3"> od na Litwie jak na swoim. A przecie</text:span><text:span text:style-name="T6">ż</text:span><text:span text:style-name="T3"> zaledwie od jednego pokolenia mieli jakie</text:span><text:span text:style-name="T6">ś</text:span><text:span text:style-name="T3"> wi</text:span><text:span text:style-name="T6">ę</text:span><text:span text:style-name="T3">ksze znaczenie w Rzeczypospolitej, do godno</text:span><text:span text:style-name="T6">ś</text:span><text:span text:style-name="T3">ci wyni</text:span><text:span text:style-name="T6">ó</text:span><text:span text:style-name="T3">s</text:span><text:span text:style-name="T6">ł</text:span><text:span text:style-name="T3"> ich Jan Kazimierz pod koniec Potopu Szwedzkiego, na z</text:span><text:span text:style-name="T6">ł</text:span><text:span text:style-name="T3">o</text:span><text:span text:style-name="T6">ść</text:span><text:span text:style-name="T3"> Radziwi</text:span><text:span text:style-name="T6">łł</text:span><text:span text:style-name="T3">om i Sapiehom. Teraz ich gwiazda ga</text:span><text:span text:style-name="T6">ś</text:span><text:span text:style-name="T3">nie, przmkn</text:span><text:span text:style-name="T6">ęł</text:span><text:span text:style-name="T3">a raczej niczym kometa, rozwa</text:span><text:span text:style-name="T6">ż</text:span><text:span text:style-name="T3">a</text:span><text:span text:style-name="T6">ł</text:span><text:span text:style-name="T3"> hetman polny litewski. Z pe</text:span><text:span text:style-name="T6">ł</text:span><text:span text:style-name="T3">nym zdecydowaniem przyst</text:span><text:span text:style-name="T6">ąpił do wykoniania rozkazu królewskiego, czyli do pośpiesznego przemarszu większością sił litewskich wiernych królowi na Podole. Zostawiwszy jedynie </text:span><text:span text:style-name="T9">które oddziały - pokrótce!</text:span><text:span text:style-name="T6">, zabrał też swoje prywatne, a także dołączoną uprzednio dragonię koronną, i pomaszerował przez Pińsk na południe. </text:span></text:p>
      <text:p text:style-name="Text_20_body"><text:soft-page-break/><text:span text:style-name="T3">Wymarsz cz</text:span><text:span text:style-name="T6">ęś</text:span><text:span text:style-name="T3">ci wojsk kr</text:span><text:span text:style-name="T6">ó</text:span><text:span text:style-name="T3">lewskich na Podole</text:span></text:p>
      <text:p text:style-name="P9">Dragonia maszeruje</text:p>
      <text:p text:style-name="P9">Peter Pirwitz wyprostowa<text:span text:style-name="T6">ł</text:span> obola<text:span text:style-name="T6">ł</text:span>e plecy a nast<text:span text:style-name="T6">ę</text:span>pnie opar<text:span text:style-name="T6">ł</text:span> si<text:span text:style-name="T6">ę</text:span> na rydlu, kt<text:span text:style-name="T6">ó</text:span>rym ry<text:span text:style-name="T6">ł</text:span> pracowicie w jasnej, mokrej glebie Podla przez ca<text:span text:style-name="T6">ł</text:span>e popo<text:span text:style-name="T6">ł</text:span>udnie. Spojrza<text:span text:style-name="T6">ł</text:span> na dzie<text:span text:style-name="T6">ł</text:span>o swoje i pozosta<text:span text:style-name="T6">ł</text:span>ych piechur<text:span text:style-name="T6">ó</text:span>w z jego kompanii - sza<text:span text:style-name="T6">ń</text:span>czyk ich dzisiejszego obozu. Sier<text:span text:style-name="T6">ż</text:span>ant w<text:span text:style-name="T6">ł</text:span>a<text:span text:style-name="T6">ś</text:span>nie og<text:span text:style-name="T6">ł</text:span>osi<text:span text:style-name="T6">ł</text:span> koniec prac na dzisiaj i z zadowoleniem konferowa<text:span text:style-name="T6">ł</text:span> z panem pu<text:span text:style-name="T6">ł</text:span>kownikiem Stanis<text:span text:style-name="T6">ł</text:span>awem Morsztynem, kt<text:span text:style-name="T6">ó</text:span>ry z lunet<text:span text:style-name="T6">ą, busolą, i papierowym planem okolicy robotę oceniał.</text:span></text:p>
      <text:p text:style-name="P3">- Duży nam ten obóz na dzisiaj wyszedł. Więcej się rydlem tej wojny niż szablą namachamy - usłyszał Peter sierżanta.</text:p>
      <text:p text:style-name="P3">- Rydel fortecę stanowi, rydla forteca się boi - rzekł pan Morsztyn - a ten obóz to nie forteca, jeno ob<text:span text:style-name="T6">ó</text:span>z warowny dla ojsk nan noc. Dla większej wojsk ilości żeśmy przygotowali, połączyć nam się trzeba nim na nieprzyjaciela ruszym.</text:p>
      <text:p text:style-name="P8">Tego wieczora do obozu wmaszerowały wojska z Litwy przybyłe.</text:p>
      <text:p text:style-name="P9">Przybycie Sobieskiego pod Bar</text:p>
      <text:p text:style-name="P9">Kapitulacja Baru - Lipkowie przechodz<text:span text:style-name="T6">ą</text:span> na stron<text:span text:style-name="T6">ę</text:span> polsk<text:span text:style-name="T6">ą</text:span></text:p>
      <text:p text:style-name="P6"/>
      <text:h text:style-name="P13" text:outline-level="2">Rozdział IV</text:h>
      <text:p text:style-name="P9">Tymczasem w Stambule</text:p>
      <text:p text:style-name="P9">Wycieczki Kamienieckie i bitewki</text:p>
      <text:p text:style-name="P9">Przybycie odsieczy</text:p>
      <text:p text:style-name="Text_20_body"><text:span text:style-name="T7">Bitwa wi</text:span><text:span text:style-name="T7">elka</text:span></text:p>
      <text:p text:style-name="P9">Zawarcie rozejmu</text:p>
      <text:p text:style-name="P9">Gromienie Kozaków</text:p>
      <text:p text:style-name="P6"/>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text:soft-page-break/></text:p>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text:p text:style-name="Standard"><text:span text:style-name="Absatz-Standardschriftart"><text:span text:style-name="T1"/></text:span></text:p>
      <text:p text:style-name="Standard"><text:span text:style-name="Absatz-Standardschriftart"><text:span text:style-name="T1">Na wojnie z Prusami</text:span></text:span></text:p>
      <text:p text:style-name="Standard"><text:span text:style-name="Absatz-Standardschriftart"><text:span text:style-name="T1">"Doj</text:span></text:span><text:span text:style-name="Absatz-Standardschriftart"><text:span text:style-name="T7">ść</text:span></text:span><text:span text:style-name="Absatz-Standardschriftart"><text:span text:style-name="T4"> nam dzisiaj do Grudzi</text:span></text:span><text:span text:style-name="Absatz-Standardschriftart"><text:span text:style-name="T7">ą</text:span></text:span><text:span text:style-name="Absatz-Standardschriftart"><text:span text:style-name="T4">dza - trzeba dupy mie</text:span></text:span><text:span text:style-name="Absatz-Standardschriftart"><text:span text:style-name="T7">ć</text:span></text:span><text:span text:style-name="Absatz-Standardschriftart"><text:span text:style-name="T4"> z mosi</text:span></text:span><text:span text:style-name="Absatz-Standardschriftart"><text:span text:style-name="T7">ą</text:span></text:span><text:span text:style-name="Absatz-Standardschriftart"><text:span text:style-name="T4">dza!"</text:span></text:span></text:p>
      <text:p text:style-name="Standard"><text:span text:style-name="Absatz-Standardschriftart"><text:span text:style-name="T4">"Zamiast dupy krwawa rana - to podjazdy kr</text:span></text:span><text:span text:style-name="Absatz-Standardschriftart"><text:span text:style-name="T7">ó</text:span></text:span><text:span text:style-name="Absatz-Standardschriftart"><text:span text:style-name="T4">la Ja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6-12-29T13:15:28.87</dc:date>
    <meta:editing-cycles>838</meta:editing-cycles>
    <meta:editing-duration>P2DT9M3S</meta:editing-duration>
    <meta:document-statistic meta:table-count="0" meta:image-count="0" meta:object-count="0" meta:page-count="15" meta:paragraph-count="138" meta:word-count="6736" meta:character-count="45661"/>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